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1c7269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1eb724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21c557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02a5957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paragraph-rsid="0031d231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paragraph-rsid="00450ab1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paragraph-rsid="00497f71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officeooo:paragraph-rsid="00594ec9" style:font-name-asian="WenQuanYi Micro Hei" style:font-size-asian="12pt" style:font-size-complex="12pt"/>
    </style:style>
    <style:style style:name="P10" style:family="paragraph" style:parent-style-name="Standard">
      <style:text-properties style:font-name="WenQuanYi Micro Hei" fo:font-size="12pt" officeooo:paragraph-rsid="005af516" style:font-name-asian="WenQuanYi Micro Hei" style:font-size-asian="12pt" style:font-size-complex="12pt"/>
    </style:style>
    <style:style style:name="P11" style:family="paragraph" style:parent-style-name="Standard">
      <style:text-properties style:font-name="WenQuanYi Micro Hei" fo:font-size="12pt" officeooo:paragraph-rsid="005c954b" style:font-name-asian="WenQuanYi Micro Hei" style:font-size-asian="12pt" style:font-size-complex="12pt"/>
    </style:style>
    <style:style style:name="P12" style:family="paragraph" style:parent-style-name="Standard">
      <style:text-properties style:font-name="WenQuanYi Micro Hei" fo:font-size="12pt" officeooo:rsid="00237e63" officeooo:paragraph-rsid="00237e63" style:font-name-asian="WenQuanYi Micro Hei" style:font-size-asian="12pt" style:font-size-complex="12pt"/>
    </style:style>
    <style:style style:name="P13" style:family="paragraph" style:parent-style-name="Standard">
      <style:text-properties style:font-name="WenQuanYi Micro Hei" fo:font-size="12pt" officeooo:rsid="001c7269" officeooo:paragraph-rsid="005c954b" style:font-name-asian="WenQuanYi Micro Hei" style:font-size-asian="12pt" style:font-size-complex="12pt"/>
    </style:style>
    <style:style style:name="P14" style:family="paragraph" style:parent-style-name="Standard">
      <style:text-properties style:font-name="WenQuanYi Micro Hei" fo:font-size="12pt" officeooo:paragraph-rsid="005d6449" style:font-name-asian="WenQuanYi Micro Hei" style:font-size-asian="12pt" style:font-size-complex="12pt"/>
    </style:style>
    <style:style style:name="P15" style:family="paragraph" style:parent-style-name="Standard">
      <style:text-properties style:font-name="WenQuanYi Micro Hei" fo:font-size="12pt" officeooo:paragraph-rsid="006b403c" style:font-name-asian="WenQuanYi Micro Hei" style:font-size-asian="12pt" style:font-size-complex="12pt"/>
    </style:style>
    <style:style style:name="P16" style:family="paragraph" style:parent-style-name="Standard">
      <style:text-properties style:font-name="WenQuanYi Micro Hei" fo:font-size="12pt" officeooo:paragraph-rsid="0076b43c" style:font-name-asian="WenQuanYi Micro Hei" style:font-size-asian="12pt" style:font-size-complex="12pt"/>
    </style:style>
    <style:style style:name="P17" style:family="paragraph" style:parent-style-name="Standard">
      <style:text-properties style:font-name="WenQuanYi Micro Hei" fo:font-size="12pt" officeooo:paragraph-rsid="0076cb91" style:font-name-asian="WenQuanYi Micro Hei" style:font-size-asian="12pt" style:font-size-complex="12pt"/>
    </style:style>
    <style:style style:name="P18" style:family="paragraph" style:parent-style-name="Standard">
      <style:text-properties style:font-name="WenQuanYi Micro Hei" fo:font-size="12pt" officeooo:rsid="008fad5f" officeooo:paragraph-rsid="008fad5f" style:font-name-asian="WenQuanYi Micro Hei" style:font-size-asian="12pt" style:font-size-complex="12pt"/>
    </style:style>
    <style:style style:name="P19" style:family="paragraph" style:parent-style-name="Standard">
      <style:text-properties style:font-name="WenQuanYi Micro Hei" fo:font-size="12pt" officeooo:rsid="005d6449" officeooo:paragraph-rsid="005d6449" style:font-name-asian="WenQuanYi Micro Hei" style:font-size-asian="12pt" style:font-size-complex="12pt"/>
    </style:style>
    <style:style style:name="P20" style:family="paragraph" style:parent-style-name="Standard">
      <style:text-properties style:font-name="WenQuanYi Micro Hei" fo:font-size="12pt" officeooo:rsid="009138e2" officeooo:paragraph-rsid="009138e2" style:font-name-asian="WenQuanYi Micro Hei" style:font-size-asian="12pt" style:font-size-complex="12pt"/>
    </style:style>
    <style:style style:name="P21" style:family="paragraph" style:parent-style-name="Standard">
      <style:text-properties style:font-name="WenQuanYi Micro Hei" fo:font-size="12pt" officeooo:rsid="009138e2" officeooo:paragraph-rsid="0091fb2f" style:font-name-asian="WenQuanYi Micro Hei" style:font-size-asian="12pt" style:font-size-complex="12pt"/>
    </style:style>
    <style:style style:name="P22" style:family="paragraph" style:parent-style-name="Standard">
      <style:text-properties style:font-name="WenQuanYi Micro Hei" fo:font-size="12pt" officeooo:paragraph-rsid="00c4ae84" style:font-name-asian="WenQuanYi Micro Hei" style:font-size-asian="12pt" style:font-size-complex="12pt"/>
    </style:style>
    <style:style style:name="P23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31d231" style:font-name-asian="WenQuanYi Micro Hei" style:font-size-asian="12pt" style:font-size-complex="12pt"/>
    </style:style>
    <style:style style:name="P2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37a8d5" style:font-name-asian="WenQuanYi Micro Hei" style:font-size-asian="12pt" style:font-size-complex="12pt"/>
    </style:style>
    <style:style style:name="P2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3be6ba" style:font-name-asian="WenQuanYi Micro Hei" style:font-size-asian="12pt" style:font-size-complex="12pt"/>
    </style:style>
    <style:style style:name="P2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3e8ca7" style:font-name-asian="WenQuanYi Micro Hei" style:font-size-asian="12pt" style:font-size-complex="12pt"/>
    </style:style>
    <style:style style:name="P2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497f71" style:font-name-asian="WenQuanYi Micro Hei" style:font-size-asian="12pt" style:font-size-complex="12pt"/>
    </style:style>
    <style:style style:name="P2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5af516" style:font-name-asian="WenQuanYi Micro Hei" style:font-size-asian="12pt" style:font-size-complex="12pt"/>
    </style:style>
    <style:style style:name="P2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21c557" officeooo:paragraph-rsid="0021c557" style:font-name-asian="WenQuanYi Micro Hei" style:font-size-asian="12pt" style:font-size-complex="12pt"/>
    </style:style>
    <style:style style:name="P3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21c557" officeooo:paragraph-rsid="003e8ca7" style:font-name-asian="WenQuanYi Micro Hei" style:font-size-asian="12pt" style:font-size-complex="12pt"/>
    </style:style>
    <style:style style:name="P31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586b85" officeooo:paragraph-rsid="00586b85" style:font-name-asian="WenQuanYi Micro Hei" style:font-size-asian="12pt" style:font-size-complex="12pt"/>
    </style:style>
    <style:style style:name="P32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5fbf81" style:font-name-asian="WenQuanYi Micro Hei" style:font-size-asian="12pt" style:font-size-complex="12pt"/>
    </style:style>
    <style:style style:name="P33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6819f7" style:font-name-asian="WenQuanYi Micro Hei" style:font-size-asian="12pt" style:font-size-complex="12pt"/>
    </style:style>
    <style:style style:name="P3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6a8457" style:font-name-asian="WenQuanYi Micro Hei" style:font-size-asian="12pt" style:font-size-complex="12pt"/>
    </style:style>
    <style:style style:name="P3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a0c180" style:font-name-asian="WenQuanYi Micro Hei" style:font-size-asian="12pt" style:font-size-complex="12pt"/>
    </style:style>
    <style:style style:name="P3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a7cb6f" style:font-name-asian="WenQuanYi Micro Hei" style:font-size-asian="12pt" style:font-size-complex="12pt"/>
    </style:style>
    <style:style style:name="P3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a8d8b9" style:font-name-asian="WenQuanYi Micro Hei" style:font-size-asian="12pt" style:font-size-complex="12pt"/>
    </style:style>
    <style:style style:name="P3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afba5b" style:font-name-asian="WenQuanYi Micro Hei" style:font-size-asian="12pt" style:font-size-complex="12pt"/>
    </style:style>
    <style:style style:name="P3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c5514d" style:font-name-asian="WenQuanYi Micro Hei" style:font-size-asian="12pt" style:font-size-complex="12pt"/>
    </style:style>
    <style:style style:name="P40" style:family="paragraph" style:parent-style-name="Standard">
      <style:text-properties style:font-name="WenQuanYi Micro Hei" fo:font-size="12pt" officeooo:rsid="00988794" officeooo:paragraph-rsid="00988794" style:font-name-asian="WenQuanYi Micro Hei" style:font-size-asian="12pt" style:font-size-complex="12pt"/>
    </style:style>
    <style:style style:name="P41" style:family="paragraph" style:parent-style-name="Standard">
      <style:text-properties style:font-name="WenQuanYi Micro Hei" fo:font-size="12pt" officeooo:rsid="00b3ad0f" officeooo:paragraph-rsid="00b3ad0f" style:font-name-asian="WenQuanYi Micro Hei" style:font-size-asian="12pt" style:font-size-complex="12pt"/>
    </style:style>
    <style:style style:name="P42" style:family="paragraph" style:parent-style-name="Standard">
      <style:text-properties style:font-name="WenQuanYi Micro Hei" fo:font-size="12pt" officeooo:rsid="0099dbc1" officeooo:paragraph-rsid="0099dbc1" style:font-name-asian="WenQuanYi Micro Hei" style:font-size-asian="12pt" style:font-size-complex="12pt"/>
    </style:style>
    <style:style style:name="P43" style:family="paragraph" style:parent-style-name="Standard">
      <style:text-properties style:font-name="WenQuanYi Micro Hei" fo:font-size="12pt" officeooo:rsid="00a7cb6f" style:font-name-asian="WenQuanYi Micro Hei" style:font-size-asian="12pt" style:font-size-complex="12pt"/>
    </style:style>
    <style:style style:name="P44" style:family="paragraph" style:parent-style-name="Standard">
      <style:text-properties style:font-name="WenQuanYi Micro Hei" fo:font-size="12pt" officeooo:rsid="00ae6ac4" officeooo:paragraph-rsid="00ae6ac4" style:font-name-asian="WenQuanYi Micro Hei" style:font-size-asian="12pt" style:font-size-complex="12pt"/>
    </style:style>
    <style:style style:name="P45" style:family="paragraph" style:parent-style-name="Standard">
      <style:text-properties style:font-name="WenQuanYi Micro Hei" fo:font-size="12pt" officeooo:paragraph-rsid="00c64efb" style:font-name-asian="WenQuanYi Micro Hei" style:font-size-asian="12pt" style:font-size-complex="12pt"/>
    </style:style>
    <style:style style:name="P46" style:family="paragraph" style:parent-style-name="Standard">
      <style:text-properties style:font-name="WenQuanYi Micro Hei" fo:font-size="12pt" fo:font-weight="normal" officeooo:rsid="00b3ad0f" officeooo:paragraph-rsid="00b4df0e" style:font-name-asian="WenQuanYi Micro Hei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0d1ae57" style:font-name-asian="WenQuanYi Micro Hei" style:font-size-asian="10pt" style:font-size-complex="10pt"/>
    </style:style>
    <style:style style:name="P4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0d4daf4" style:font-name-asian="WenQuanYi Micro Hei" style:font-size-asian="10pt" style:font-size-complex="10pt"/>
    </style:style>
    <style:style style:name="P49" style:family="paragraph" style:parent-style-name="Standard">
      <style:paragraph-properties fo:background-color="transparent">
        <style:background-image/>
      </style:paragraph-properties>
      <style:text-properties style:font-name="WenQuanYi Micro Hei" fo:font-size="12pt" officeooo:paragraph-rsid="00d1ae57" style:font-name-asian="WenQuanYi Micro Hei" style:font-size-asian="12pt" style:font-size-complex="12pt"/>
    </style:style>
    <style:style style:name="T1" style:family="text">
      <style:text-properties officeooo:rsid="001c7269"/>
    </style:style>
    <style:style style:name="T2" style:family="text">
      <style:text-properties officeooo:rsid="0021c557"/>
    </style:style>
    <style:style style:name="T3" style:family="text">
      <style:text-properties officeooo:rsid="00237e63"/>
    </style:style>
    <style:style style:name="T4" style:family="text">
      <style:text-properties officeooo:rsid="00240736"/>
    </style:style>
    <style:style style:name="T5" style:family="text">
      <style:text-properties officeooo:rsid="00258bcb"/>
    </style:style>
    <style:style style:name="T6" style:family="text">
      <style:text-properties officeooo:rsid="0026535d"/>
    </style:style>
    <style:style style:name="T7" style:family="text">
      <style:text-properties officeooo:rsid="00283a94"/>
    </style:style>
    <style:style style:name="T8" style:family="text">
      <style:text-properties officeooo:rsid="00287f20"/>
    </style:style>
    <style:style style:name="T9" style:family="text">
      <style:text-properties officeooo:rsid="0028a8f0"/>
    </style:style>
    <style:style style:name="T10" style:family="text">
      <style:text-properties officeooo:rsid="00294a62"/>
    </style:style>
    <style:style style:name="T11" style:family="text">
      <style:text-properties officeooo:rsid="002a5957"/>
    </style:style>
    <style:style style:name="T12" style:family="text">
      <style:text-properties officeooo:rsid="002b507e"/>
    </style:style>
    <style:style style:name="T13" style:family="text">
      <style:text-properties officeooo:rsid="002eb2c3"/>
    </style:style>
    <style:style style:name="T14" style:family="text">
      <style:text-properties officeooo:rsid="0033aa96"/>
    </style:style>
    <style:style style:name="T15" style:family="text">
      <style:text-properties officeooo:rsid="0035eb83"/>
    </style:style>
    <style:style style:name="T16" style:family="text">
      <style:text-properties officeooo:rsid="00364ebe"/>
    </style:style>
    <style:style style:name="T17" style:family="text">
      <style:text-properties officeooo:rsid="0036d494"/>
    </style:style>
    <style:style style:name="T18" style:family="text">
      <style:text-properties officeooo:rsid="0038b6f1"/>
    </style:style>
    <style:style style:name="T19" style:family="text">
      <style:text-properties officeooo:rsid="003b5c1c"/>
    </style:style>
    <style:style style:name="T20" style:family="text">
      <style:text-properties officeooo:rsid="0041aeaf"/>
    </style:style>
    <style:style style:name="T21" style:family="text">
      <style:text-properties officeooo:rsid="004325e3"/>
    </style:style>
    <style:style style:name="T22" style:family="text">
      <style:text-properties officeooo:rsid="0043519a"/>
    </style:style>
    <style:style style:name="T23" style:family="text">
      <style:text-properties officeooo:rsid="0046e92d"/>
    </style:style>
    <style:style style:name="T24" style:family="text">
      <style:text-properties officeooo:rsid="0048e6fb"/>
    </style:style>
    <style:style style:name="T25" style:family="text">
      <style:text-properties officeooo:rsid="00497f71"/>
    </style:style>
    <style:style style:name="T26" style:family="text">
      <style:text-properties officeooo:rsid="004b691c"/>
    </style:style>
    <style:style style:name="T27" style:family="text">
      <style:text-properties officeooo:rsid="004c8368"/>
    </style:style>
    <style:style style:name="T28" style:family="text">
      <style:text-properties officeooo:rsid="004d6620"/>
    </style:style>
    <style:style style:name="T29" style:family="text">
      <style:text-properties officeooo:rsid="0051b199"/>
    </style:style>
    <style:style style:name="T30" style:family="text">
      <style:text-properties officeooo:rsid="0053d43e"/>
    </style:style>
    <style:style style:name="T31" style:family="text">
      <style:text-properties officeooo:rsid="00586b85"/>
    </style:style>
    <style:style style:name="T32" style:family="text">
      <style:text-properties officeooo:rsid="00594ec9"/>
    </style:style>
    <style:style style:name="T33" style:family="text">
      <style:text-properties officeooo:rsid="005af516"/>
    </style:style>
    <style:style style:name="T34" style:family="text">
      <style:text-properties officeooo:rsid="005b8efd"/>
    </style:style>
    <style:style style:name="T35" style:family="text">
      <style:text-properties officeooo:rsid="005d6449"/>
    </style:style>
    <style:style style:name="T36" style:family="text">
      <style:text-properties officeooo:rsid="006631dd"/>
    </style:style>
    <style:style style:name="T37" style:family="text">
      <style:text-properties officeooo:rsid="006678d8"/>
    </style:style>
    <style:style style:name="T38" style:family="text">
      <style:text-properties officeooo:rsid="0069204f"/>
    </style:style>
    <style:style style:name="T39" style:family="text">
      <style:text-properties officeooo:rsid="006a8258"/>
    </style:style>
    <style:style style:name="T40" style:family="text">
      <style:text-properties officeooo:rsid="006a8457"/>
    </style:style>
    <style:style style:name="T41" style:family="text">
      <style:text-properties officeooo:rsid="006b403c"/>
    </style:style>
    <style:style style:name="T42" style:family="text">
      <style:text-properties officeooo:rsid="006c5f04"/>
    </style:style>
    <style:style style:name="T43" style:family="text">
      <style:text-properties officeooo:rsid="006e16f3"/>
    </style:style>
    <style:style style:name="T44" style:family="text">
      <style:text-properties officeooo:rsid="006f8553"/>
    </style:style>
    <style:style style:name="T45" style:family="text">
      <style:text-properties officeooo:rsid="006fda68"/>
    </style:style>
    <style:style style:name="T46" style:family="text">
      <style:text-properties officeooo:rsid="0071b39e"/>
    </style:style>
    <style:style style:name="T47" style:family="text">
      <style:text-properties officeooo:rsid="0073a9db"/>
    </style:style>
    <style:style style:name="T48" style:family="text">
      <style:text-properties officeooo:rsid="0074b035"/>
    </style:style>
    <style:style style:name="T49" style:family="text">
      <style:text-properties officeooo:rsid="0076b43c"/>
    </style:style>
    <style:style style:name="T50" style:family="text">
      <style:text-properties officeooo:rsid="0078154a"/>
    </style:style>
    <style:style style:name="T51" style:family="text">
      <style:text-properties officeooo:rsid="007cb1bd"/>
    </style:style>
    <style:style style:name="T52" style:family="text">
      <style:text-properties officeooo:rsid="007e1aeb"/>
    </style:style>
    <style:style style:name="T53" style:family="text">
      <style:text-properties officeooo:rsid="00820cad"/>
    </style:style>
    <style:style style:name="T54" style:family="text">
      <style:text-properties officeooo:rsid="0088b612"/>
    </style:style>
    <style:style style:name="T55" style:family="text">
      <style:text-properties officeooo:rsid="008a6dbb"/>
    </style:style>
    <style:style style:name="T56" style:family="text">
      <style:text-properties officeooo:rsid="008c0874"/>
    </style:style>
    <style:style style:name="T57" style:family="text">
      <style:text-properties officeooo:rsid="008dfa90"/>
    </style:style>
    <style:style style:name="T58" style:family="text">
      <style:text-properties officeooo:rsid="0091fb2f"/>
    </style:style>
    <style:style style:name="T59" style:family="text">
      <style:text-properties officeooo:rsid="0095a448"/>
    </style:style>
    <style:style style:name="T60" style:family="text">
      <style:text-properties fo:font-weight="bold" officeooo:rsid="0095a448" style:font-weight-asian="bold" style:font-weight-complex="bold"/>
    </style:style>
    <style:style style:name="T61" style:family="text">
      <style:text-properties fo:font-weight="bold" officeooo:rsid="009ab08c" style:font-weight-asian="bold" style:font-weight-complex="bold"/>
    </style:style>
    <style:style style:name="T62" style:family="text">
      <style:text-properties fo:font-weight="bold" officeooo:rsid="009b66d4" style:font-weight-asian="bold" style:font-weight-complex="bold"/>
    </style:style>
    <style:style style:name="T63" style:family="text">
      <style:text-properties fo:font-weight="bold" officeooo:rsid="00c64efb" style:font-weight-asian="bold" style:font-weight-complex="bold"/>
    </style:style>
    <style:style style:name="T64" style:family="text">
      <style:text-properties fo:font-weight="bold" officeooo:rsid="00cb15f3" style:font-weight-asian="bold" style:font-weight-complex="bold"/>
    </style:style>
    <style:style style:name="T65" style:family="text">
      <style:text-properties fo:font-weight="bold" officeooo:rsid="00cba7c3" style:font-weight-asian="bold" style:font-weight-complex="bold"/>
    </style:style>
    <style:style style:name="T66" style:family="text">
      <style:text-properties fo:font-weight="bold" officeooo:rsid="00cd9829" style:font-weight-asian="bold" style:font-weight-complex="bold"/>
    </style:style>
    <style:style style:name="T67" style:family="text">
      <style:text-properties fo:font-weight="bold" officeooo:rsid="00ce1dd2" style:font-weight-asian="bold" style:font-weight-complex="bold"/>
    </style:style>
    <style:style style:name="T68" style:family="text">
      <style:text-properties fo:font-weight="bold" officeooo:rsid="00cefccc" style:font-weight-asian="bold" style:font-weight-complex="bold"/>
    </style:style>
    <style:style style:name="T69" style:family="text">
      <style:text-properties officeooo:rsid="009ab08c"/>
    </style:style>
    <style:style style:name="T70" style:family="text">
      <style:text-properties officeooo:rsid="009b66d4"/>
    </style:style>
    <style:style style:name="T71" style:family="text">
      <style:text-properties officeooo:rsid="009ca9ca"/>
    </style:style>
    <style:style style:name="T72" style:family="text">
      <style:text-properties officeooo:rsid="009f36f7"/>
    </style:style>
    <style:style style:name="T73" style:family="text">
      <style:text-properties officeooo:rsid="00a0c180"/>
    </style:style>
    <style:style style:name="T74" style:family="text">
      <style:text-properties officeooo:rsid="00a2b58b"/>
    </style:style>
    <style:style style:name="T75" style:family="text">
      <style:text-properties officeooo:rsid="00a43b07"/>
    </style:style>
    <style:style style:name="T76" style:family="text">
      <style:text-properties officeooo:rsid="00a5d058"/>
    </style:style>
    <style:style style:name="T77" style:family="text">
      <style:text-properties officeooo:rsid="00a600fc"/>
    </style:style>
    <style:style style:name="T78" style:family="text">
      <style:text-properties officeooo:rsid="00a7cb6f"/>
    </style:style>
    <style:style style:name="T79" style:family="text">
      <style:text-properties officeooo:rsid="00aca0fa"/>
    </style:style>
    <style:style style:name="T80" style:family="text">
      <style:text-properties officeooo:rsid="00b0cc29"/>
    </style:style>
    <style:style style:name="T81" style:family="text">
      <style:text-properties officeooo:rsid="00b540b9"/>
    </style:style>
    <style:style style:name="T82" style:family="text">
      <style:text-properties officeooo:rsid="00b6a227"/>
    </style:style>
    <style:style style:name="T83" style:family="text">
      <style:text-properties officeooo:rsid="00b7e163"/>
    </style:style>
    <style:style style:name="T84" style:family="text">
      <style:text-properties officeooo:rsid="00b9c281"/>
    </style:style>
    <style:style style:name="T85" style:family="text">
      <style:text-properties officeooo:rsid="00bb2bfc"/>
    </style:style>
    <style:style style:name="T86" style:family="text">
      <style:text-properties officeooo:rsid="00bb67b8"/>
    </style:style>
    <style:style style:name="T87" style:family="text">
      <style:text-properties officeooo:rsid="00bcbe27"/>
    </style:style>
    <style:style style:name="T88" style:family="text">
      <style:text-properties officeooo:rsid="00c14bf6"/>
    </style:style>
    <style:style style:name="T89" style:family="text">
      <style:text-properties officeooo:rsid="00c4ae84"/>
    </style:style>
    <style:style style:name="T90" style:family="text">
      <style:text-properties officeooo:rsid="00c5514d"/>
    </style:style>
    <style:style style:name="T91" style:family="text">
      <style:text-properties officeooo:rsid="00c64efb"/>
    </style:style>
    <style:style style:name="T92" style:family="text">
      <style:text-properties officeooo:rsid="00c7dae9"/>
    </style:style>
    <style:style style:name="T93" style:family="text">
      <style:text-properties officeooo:rsid="00cb15f3"/>
    </style:style>
    <style:style style:name="T94" style:family="text">
      <style:text-properties officeooo:rsid="00cba7c3"/>
    </style:style>
    <style:style style:name="T95" style:family="text">
      <style:text-properties officeooo:rsid="00cd9829"/>
    </style:style>
    <style:style style:name="T96" style:family="text">
      <style:text-properties officeooo:rsid="00ce1dd2"/>
    </style:style>
    <style:style style:name="T97" style:family="text">
      <style:text-properties officeooo:rsid="00ce48ee"/>
    </style:style>
    <style:style style:name="T98" style:family="text">
      <style:text-properties officeooo:rsid="00cefccc"/>
    </style:style>
    <style:style style:name="T99" style:family="text">
      <style:text-properties officeooo:rsid="00d1ae57"/>
    </style:style>
    <style:style style:name="T100" style:family="text">
      <style:text-properties officeooo:rsid="00d4da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、</text:span>条件语句</text:p>
      <text:p text:style-name="P2"><text:span text:style-name="T1">2、</text:span>循环语句</text:p>
      <text:p text:style-name="P18">3、迭代器</text:p>
      <text:p text:style-name="P40">4、列表解析</text:p>
      <text:p text:style-name="P41">5、生成器表达式</text:p>
      <text:p text:style-name="P16"/>
      <text:p text:style-name="P3"><text:span text:style-name="T1">1、</text:span>条件语句</text:p>
      <text:p text:style-name="P12">最简单的条件语句：</text:p>
      <text:p text:style-name="P29">if expression:</text:p>
      <text:p text:style-name="P29"><text:tab/>expr_true_suite</text:p>
      <text:p text:style-name="P5"><text:span text:style-name="T2">如上</text:span><text:span text:style-name="T4">，</text:span><text:span text:style-name="T6">if是</text:span><text:span text:style-name="T4">关键字</text:span><text:span text:style-name="T5">，expression是条件表达式</text:span><text:span text:style-name="T7">，</text:span><text:span text:style-name="T5">条件表达式支持多重条件判断</text:span><text:span text:style-name="T8">，可以用布尔操作符and</text:span><text:span text:style-name="T9">、or和not连接，</text:span><text:span text:style-name="T10">expr_true_suite是代码块， </text:span><text:span text:style-name="T2">expression为true时执行</text:span><text:span text:style-name="T11">，代码块如果只有一行</text:span><text:span text:style-name="T12">，上面的整个条件语句便可全部写到一行</text:span><text:span text:style-name="T13">，但可读性差。</text:span></text:p>
      <text:p text:style-name="P6"><text:span text:style-name="T3">带elif</text:span><text:span text:style-name="T15">和</text:span><text:span text:style-name="T14">else的</text:span><text:span text:style-name="T3">条件语句：</text:span></text:p>
      <text:p text:style-name="P23"><text:span text:style-name="T2">if expression</text:span><text:span text:style-name="T16">1</text:span><text:span text:style-name="T2">:</text:span></text:p>
      <text:p text:style-name="P23"><text:span text:style-name="T2"><text:tab/>expr</text:span><text:span text:style-name="T17">1</text:span><text:span text:style-name="T2">_true_suite</text:span></text:p>
      <text:p text:style-name="P24"><text:span text:style-name="T2">elif expression</text:span><text:span text:style-name="T18">2</text:span><text:span text:style-name="T2">:</text:span></text:p>
      <text:p text:style-name="P24"><text:span text:style-name="T2"><text:tab/>expr</text:span><text:span text:style-name="T19">2</text:span><text:span text:style-name="T2">_true_suite</text:span></text:p>
      <text:p text:style-name="P25"><text:span text:style-name="T2">elif expression</text:span><text:span text:style-name="T18">N</text:span><text:span text:style-name="T2">:</text:span></text:p>
      <text:p text:style-name="P25"><text:span text:style-name="T2"><text:tab/>expr</text:span><text:span text:style-name="T19">N</text:span><text:span text:style-name="T2">_true_suite</text:span></text:p>
      <text:p text:style-name="P30">else:</text:p>
      <text:p text:style-name="P26"><text:span text:style-name="T2"><text:tab/></text:span><text:span text:style-name="T20">none_of_the_above_suite</text:span></text:p>
      <text:p text:style-name="P7"><text:span text:style-name="T2">如上</text:span><text:span text:style-name="T4">，</text:span><text:span text:style-name="T21">语法同其它语言的条件语句类似</text:span><text:span text:style-name="T22">，</text:span><text:span text:style-name="T3">elif</text:span><text:span text:style-name="T15">和</text:span><text:span text:style-name="T14">else是可选的</text:span><text:span text:style-name="T23">。</text:span></text:p>
      <text:p text:style-name="P4"><text:span text:style-name="T2">条件表达式实现三元操作符</text:span><text:span text:style-name="T24">：</text:span></text:p>
      <text:p text:style-name="P8"><text:span text:style-name="T24">在C/C</text:span><text:span text:style-name="T25">++中，</text:span><text:span text:style-name="T2">三元操作符如下（E成立时执行X，否则执行Y）</text:span><text:span text:style-name="T25">——</text:span></text:p>
      <text:p text:style-name="P27"><text:span text:style-name="T29">E</text:span><text:span text:style-name="T25"> </text:span><text:span text:style-name="T26">? </text:span><text:span text:style-name="T28">X</text:span><text:span text:style-name="T27"> : Y</text:span></text:p>
      <text:p text:style-name="P9"><text:span text:style-name="T30">p</text:span><text:span text:style-name="T32">yth</text:span><text:span text:style-name="T30">on模拟的三元操作符——</text:span></text:p>
      <text:p text:style-name="P31">(E and [X] or [Y])[0]</text:p>
      <text:p text:style-name="P10"><text:span text:style-name="T30">p</text:span><text:span text:style-name="T32">yth</text:span><text:span text:style-name="T30">on三元操作符</text:span><text:span text:style-name="T33">的实现</text:span><text:span text:style-name="T30">——</text:span></text:p>
      <text:p text:style-name="P28"><text:span text:style-name="T31">X </text:span><text:span text:style-name="T34">if E else Y</text:span></text:p>
      <text:p text:style-name="P13"/>
      <text:p text:style-name="P11"><text:span text:style-name="T1">2、</text:span>循环语句</text:p>
      <text:p text:style-name="P19">while循环：</text:p>
      <text:p text:style-name="P32"><text:span text:style-name="T2">while expression</text:span><text:span text:style-name="T2">:</text:span></text:p>
      <text:p text:style-name="P32"><text:span text:style-name="T2"><text:tab/>suite_</text:span><text:span text:style-name="T36">to_repeat</text:span></text:p>
      <text:p text:style-name="P14"><text:span text:style-name="T35">for循环</text:span><text:span text:style-name="T37">：</text:span></text:p>
      <text:p text:style-name="P34"><text:span text:style-name="T2">for </text:span><text:span text:style-name="T38">iter_var in </text:span><text:span text:style-name="T39">it</text:span><text:span text:style-name="T40">e</text:span><text:span text:style-name="T39">rable</text:span><text:span text:style-name="T2">:</text:span></text:p>
      <text:p text:style-name="P33"><text:span text:style-name="T2"><text:tab/>suite_</text:span><text:span text:style-name="T36">to_repeat</text:span></text:p>
      <text:p text:style-name="P15"><text:span text:style-name="T41">for循环访问可迭代对象</text:span><text:span text:style-name="T42">iterable的所有元素，</text:span><text:span text:style-name="T43">iter_var被设置为可迭代对象的当前元素。</text:span><text:soft-page-break/><text:span text:style-name="T43">for循环可用于序列类型</text:span><text:span text:style-name="T44">，包括字符串、列表及元组，也可用于迭代器类型</text:span><text:span text:style-name="T45">，迭代器对象有一个next</text:span><text:span text:style-name="T46">()方法，调用后返回下一个条目</text:span><text:span text:style-name="T47">，所有条目迭代完成后</text:span><text:span text:style-name="T48">，迭代器引发一个</text:span><text:span text:style-name="T48">StopIteration异常告诉程序循环结束，for语句在内部调用next()并捕获异常。</text:span></text:p>
      <text:p text:style-name="P17"><text:span text:style-name="T49">break、continue、pass</text:span><text:span text:style-name="T53">：</text:span></text:p>
      <text:p text:style-name="P17"><text:span text:style-name="T49">break语句结束当前循环</text:span><text:span text:style-name="T51">，跳转到下条语句</text:span><text:span text:style-name="T50">。continue语句终止当前循环</text:span><text:span text:style-name="T51">，尝试下一次迭代</text:span><text:span text:style-name="T52">。pass语句表示不做任何事情</text:span><text:span text:style-name="T54">。</text:span></text:p>
      <text:p text:style-name="P1">循环中的else<text:span text:style-name="T55">：</text:span></text:p>
      <text:p text:style-name="P1"><text:span text:style-name="T55">在循环中也可以有else</text:span><text:span text:style-name="T56">，这与C/C++不同，else字句只在循环完成后执行</text:span><text:span text:style-name="T57">，也就是说break语句会跳过else块。</text:span></text:p>
      <text:p text:style-name="P1"/>
      <text:p text:style-name="P20">3、迭代器</text:p>
      <text:p text:style-name="P21"><text:span text:style-name="T58">迭代器为类序列对象提供了一个类序列的接口，更巧妙的是，还可以迭代不是序列但表现出序列行为的对象，例如字典的key，一个文件的行等等。对一个对象调用</text:span><text:span text:style-name="T60">iter()</text:span><text:span text:style-name="T59">就可以得到它的迭代器</text:span><text:span text:style-name="T69">，一个实现了</text:span><text:span text:style-name="T61">__</text:span><text:span text:style-name="T62">iter__()</text:span><text:span text:style-name="T70">和</text:span><text:span text:style-name="T62">next()</text:span><text:span text:style-name="T70">方法的类也可以作为迭代器使用</text:span><text:span text:style-name="T71">。</text:span><text:span text:style-name="T81">itertools是与迭代器相关的一个模块</text:span><text:span text:style-name="T82">。</text:span></text:p>
      <text:p text:style-name="P1"/>
      <text:p text:style-name="P42">4、列表解析</text:p>
      <text:p text:style-name="P1">先来看一下列表解析的语法<text:span text:style-name="T72">：</text:span></text:p>
      <text:p text:style-name="P35"><text:span text:style-name="T73">[</text:span><text:span text:style-name="T74">expr for iter_var in iterable if </text:span><text:span text:style-name="T76">cond_expr</text:span><text:span text:style-name="T73">]</text:span></text:p>
      <text:p text:style-name="P1">这个语句的核心是for循环<text:span text:style-name="T75">，它迭代iterable对象的所有条目，前面的expr应用于序列的每个成员，最后的结果是该表达式产生的列表，迭代变量并不需要是表达式的一部分。</text:span><text:span text:style-name="T77">if语句是可选的，用来捕获满足条件表达式cond_expr的序列成员。</text:span></text:p>
      <text:p text:style-name="P1">例如<text:span text:style-name="T78">，</text:span>如下计算序列成员的平方的lamda函数表达式<text:span text:style-name="T78">——</text:span></text:p>
      <text:p text:style-name="P36"><text:span text:style-name="T78">map</text:span><text:span text:style-name="T73">[</text:span><text:span text:style-name="T78">lamda x: x ** 2, range(6)</text:span><text:span text:style-name="T73">]</text:span></text:p>
      <text:p text:style-name="P43">可替换为列表解析——</text:p>
      <text:p text:style-name="P37"><text:span text:style-name="T73">[</text:span><text:span text:style-name="T78">x ** 2 </text:span><text:span text:style-name="T79">for x in </text:span><text:span text:style-name="T78">range(6)</text:span><text:span text:style-name="T73">]</text:span></text:p>
      <text:p text:style-name="P44">结果一样是——</text:p>
      <text:p text:style-name="P38"><text:span text:style-name="T73">[</text:span><text:span text:style-name="T80">0, 1, 4, 9, 16, 25</text:span><text:span text:style-name="T73">]</text:span></text:p>
      <text:p text:style-name="P1"/>
      <text:p text:style-name="P46">5、生成器表达式</text:p>
      <text:p text:style-name="P22">生成器表达式是列表解析的一个扩展<text:span text:style-name="T86">。</text:span><text:span text:style-name="T83">列表解析的一个不足之处就是生成所有的数据</text:span><text:span text:style-name="T84">，用以创建这个列表，这可能对有大量数据的迭代器有负面效应</text:span><text:span text:style-name="T87">。而</text:span><text:span text:style-name="T84">生成器表达式不真正创建数字列表</text:span><text:span text:style-name="T85">，而是返回一个生成器，这个生成器每次计算出一个条目后，把这个条目yield出来，使用了延时</text:span><text:span text:style-name="T88">计算，</text:span><text:span text:style-name="T85">在使用内存上更有效。</text:span></text:p>
      <text:p text:style-name="P22"><text:span text:style-name="T84">生成器表达式语法如下</text:span><text:span text:style-name="T89">：</text:span></text:p>
      <text:p text:style-name="P39"><text:span text:style-name="T90">(</text:span><text:span text:style-name="T74">expr for iter_var in iterable if </text:span><text:span text:style-name="T76">cond_expr</text:span><text:span text:style-name="T90">)</text:span></text:p>
      <text:p text:style-name="P45"><text:span text:style-name="T91">显式调用</text:span><text:span text:style-name="T63">next()</text:span><text:span text:style-name="T91">会返回下一个值</text:span><text:span text:style-name="T92">，结束时返回</text:span><text:span text:style-name="T64">StopIteration</text:span><text:span text:style-name="T93">异常，另外</text:span><text:span text:style-name="T94">，我们还可以通过</text:span><text:span text:style-name="T65">send()</text:span><text:span text:style-name="T94">发送一个值给生成器</text:span><text:span text:style-name="T95">，调用</text:span><text:span text:style-name="T66">close</text:span><text:span text:style-name="T67">()</text:span><text:span text:style-name="T96">方法终结。</text:span></text:p>
      <text:p text:style-name="P45"><text:span text:style-name="T96">下面是一个例子</text:span><text:span text:style-name="T67">generator</text:span><text:span text:style-name="T68">.py</text:span><text:span text:style-name="T97">：</text:span></text:p>
      <text:p text:style-name="P47"><text:soft-page-break/><text:span text:style-name="T99">#!/usr/bin/env python</text:span></text:p>
      <text:p text:style-name="P47"><text:span text:style-name="T99"></text:span></text:p>
      <text:p text:style-name="P47"><text:span text:style-name="T99">def counter(start_at):</text:span></text:p>
      <text:p text:style-name="P47"><text:span text:style-name="T99"><text:tab/>count = start_at</text:span></text:p>
      <text:p text:style-name="P47"><text:span text:style-name="T99"><text:tab/>print "count = start_at", count</text:span></text:p>
      <text:p text:style-name="P47"><text:span text:style-name="T99"><text:tab/>while True:</text:span></text:p>
      <text:p text:style-name="P47"><text:span text:style-name="T99"><text:tab/><text:tab/>val = (yield count)</text:span></text:p>
      <text:p text:style-name="P47"><text:span text:style-name="T99"><text:tab/><text:tab/>print "val = (yield count)", val</text:span></text:p>
      <text:p text:style-name="P47"><text:span text:style-name="T99"><text:tab/><text:tab/>if val is not None:</text:span></text:p>
      <text:p text:style-name="P47"><text:span text:style-name="T99"><text:tab/><text:tab/><text:tab/>count = val</text:span></text:p>
      <text:p text:style-name="P47"><text:span text:style-name="T99"><text:tab/><text:tab/><text:tab/>print 'count = val', count</text:span></text:p>
      <text:p text:style-name="P47"><text:span text:style-name="T99"><text:tab/><text:tab/>else:</text:span></text:p>
      <text:p text:style-name="P47"><text:span text:style-name="T99"><text:tab/><text:tab/><text:tab/>count += 1</text:span></text:p>
      <text:p text:style-name="P47"><text:span text:style-name="T99"><text:tab/><text:tab/><text:tab/>print 'count += 1', count</text:span></text:p>
      <text:p text:style-name="P49"><text:span text:style-name="T99">下面是执行结果：</text:span></text:p>
      <text:p text:style-name="P48"><text:span text:style-name="T100">&gt;&gt;&gt; import generator</text:span></text:p>
      <text:p text:style-name="P48"><text:span text:style-name="T100">&gt;&gt;&gt; count = generator.counter(10)</text:span></text:p>
      <text:p text:style-name="P48"><text:span text:style-name="T100">&gt;&gt;&gt; count.next()</text:span></text:p>
      <text:p text:style-name="P48"><text:span text:style-name="T100">count = start_at 10</text:span></text:p>
      <text:p text:style-name="P48"><text:span text:style-name="T100">10</text:span></text:p>
      <text:p text:style-name="P48"><text:span text:style-name="T100">&gt;&gt;&gt; count.next()</text:span></text:p>
      <text:p text:style-name="P48"><text:span text:style-name="T100">val = (yield count) None</text:span></text:p>
      <text:p text:style-name="P48"><text:span text:style-name="T100">count += 1 11</text:span></text:p>
      <text:p text:style-name="P48"><text:span text:style-name="T100">11</text:span></text:p>
      <text:p text:style-name="P48"><text:span text:style-name="T100">&gt;&gt;&gt; count.next()</text:span></text:p>
      <text:p text:style-name="P48"><text:span text:style-name="T100">val = (yield count) None</text:span></text:p>
      <text:p text:style-name="P48"><text:span text:style-name="T100">count += 1 12</text:span></text:p>
      <text:p text:style-name="P48"><text:span text:style-name="T100">12</text:span></text:p>
      <text:p text:style-name="P48"><text:span text:style-name="T100">&gt;&gt;&gt; count.send(100)</text:span></text:p>
      <text:p text:style-name="P48"><text:span text:style-name="T100">val = (yield count) 100</text:span></text:p>
      <text:p text:style-name="P48"><text:span text:style-name="T100">count = val 100</text:span></text:p>
      <text:p text:style-name="P48"><text:span text:style-name="T100">100</text:span></text:p>
      <text:p text:style-name="P48"><text:span text:style-name="T100">&gt;&gt;&gt; count.next()</text:span></text:p>
      <text:p text:style-name="P48"><text:span text:style-name="T100">val = (yield count) None</text:span></text:p>
      <text:p text:style-name="P48"><text:span text:style-name="T100">count += 1 101</text:span></text:p>
      <text:p text:style-name="P48"><text:span text:style-name="T100">101</text:span></text:p>
      <text:p text:style-name="P48"><text:span text:style-name="T100">&gt;&gt;&gt; count.close()</text:span></text:p>
      <text:p text:style-name="P48"><text:span text:style-name="T100">&gt;&gt;&gt; count.next()</text:span></text:p>
      <text:p text:style-name="P48"><text:span text:style-name="T100">Traceback (most recent call last):</text:span></text:p>
      <text:p text:style-name="P48"><text:span text:style-name="T100"><text:s text:c="2"/>File "&lt;stdin&gt;", line 1, in &lt;module&gt;</text:span></text:p>
      <text:p text:style-name="P48"><text:span text:style-name="T100">StopIteration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5-15T08:52:34</meta:creation-date>
    <meta:generator>LibreOffice/4.0.2.2$Linux_X86_64 LibreOffice_project/400m0$Build-2</meta:generator>
    <dc:date>2015-05-29T18:13:17</dc:date>
    <dc:creator>hanjunjie </dc:creator>
    <meta:editing-duration>PT5H12M28S</meta:editing-duration>
    <meta:editing-cycles>174</meta:editing-cycles>
    <meta:document-statistic meta:table-count="0" meta:image-count="0" meta:object-count="0" meta:page-count="3" meta:paragraph-count="98" meta:word-count="1175" meta:character-count="2438" meta:non-whitespace-character-count="2233"/>
  </office:meta>
</office:document-meta>
</file>